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 officeooo:paragraph-rsid="033e6ca3"/>
    </style:style>
    <style:style style:name="P4" style:family="paragraph" style:parent-style-name="Text_20_body">
      <style:text-properties officeooo:rsid="03314512" officeooo:paragraph-rsid="033e6ca3"/>
    </style:style>
    <style:style style:name="P5" style:family="paragraph" style:parent-style-name="Text_20_body">
      <style:text-properties officeooo:rsid="03320ed0" officeooo:paragraph-rsid="033e6ca3"/>
    </style:style>
    <style:style style:name="P6" style:family="paragraph" style:parent-style-name="Heading_20_2">
      <style:text-properties officeooo:paragraph-rsid="033e6ca3"/>
    </style:style>
    <style:style style:name="P7" style:family="paragraph" style:parent-style-name="Heading_20_2">
      <style:text-properties officeooo:paragraph-rsid="033ecbd1"/>
    </style:style>
    <style:style style:name="P8" style:family="paragraph" style:parent-style-name="Text_20_body">
      <style:text-properties officeooo:rsid="032ff073" officeooo:paragraph-rsid="033e6ca3"/>
    </style:style>
    <style:style style:name="P9" style:family="paragraph" style:parent-style-name="Heading_20_1">
      <style:text-properties officeooo:rsid="032ff073" officeooo:paragraph-rsid="033e6ca3"/>
    </style:style>
    <style:style style:name="T1" style:family="text">
      <style:text-properties officeooo:rsid="03320ed0"/>
    </style:style>
    <style:style style:name="T2" style:family="text">
      <style:text-properties officeooo:rsid="033230cf"/>
    </style:style>
    <style:style style:name="T3" style:family="text">
      <style:text-properties officeooo:rsid="0333dd35"/>
    </style:style>
    <style:style style:name="T4" style:family="text">
      <style:text-properties officeooo:rsid="033579c4"/>
    </style:style>
    <style:style style:name="T5" style:family="text">
      <style:text-properties officeooo:rsid="033ecbd1"/>
    </style:style>
    <style:style style:name="T6" style:family="text">
      <style:text-properties officeooo:rsid="03424e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רעיונות לשאלות <text:span text:style-name="T6">למבחן</text:span></text:h>
      <text:p text:style-name="P6">1. <text:span text:style-name="T5">מ-C ל-++C</text:span></text:p>
      <text:p text:style-name="P3"><text:span text:style-name="T1">א. </text:span>נתונה תוכנית בשפת C [הכוללת char*, enum, מספר שלם כתנאי<text:span text:style-name="T3">, ומאקרו ב-define</text:span>]. המירו אותה לשפת C++ [תוך שימוש ב-string, enum class, bool<text:span text:style-name="T4">, inline</text:span>]. <text:s text:c="2"/></text:p>
      <text:p text:style-name="P3"><text:span text:style-name="T1">ב. </text:span>הסבירו שלושה שינויים שונים שביצעתם, ומה התועלת בכל אחד מהשינויים?</text:p>
      <text:p text:style-name="P3"/>
      <text:p text:style-name="P7">2. <text:span text:style-name="T5">מ-++C ל-C</text:span></text:p>
      <text:p text:style-name="P4">נתונה תוכנית בשפת C++. המירו אותה לשפת C.</text:p>
      <text:p text:style-name="P5"/>
      <text:p text:style-name="P6">3. <text:span text:style-name="T5">לינוקס בסיסי</text:span></text:p>
      <text:p text:style-name="P5">א. אתם במערכת לינוקס ללא ממשק גרפי. מהי הפקודה שתכתבו כדי להוריד את המאגר שלכם מגיטהאב?</text:p>
      <text:p text:style-name="P5">ב. הרצתם את הפקודה וקיבלתם הודעת שגיאה: "git: command not found". איזו פקודה תכתבו כדי לפתור את הבעיה? <text:s/>(הניחו שאתם בלינוקס אובונטו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3T23:42:25.314415761</dc:date>
    <meta:editing-duration>P7DT12H36M57S</meta:editing-duration>
    <meta:editing-cycles>772</meta:editing-cycles>
    <meta:document-statistic meta:table-count="0" meta:image-count="0" meta:object-count="0" meta:page-count="1" meta:paragraph-count="11" meta:word-count="100" meta:character-count="558" meta:non-whitespace-character-count="465"/>
  </office:meta>
</office:document-meta>
</file>